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629544">
            <text:p>362954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307142">
            <text:p>330714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145398">
            <text:p>314539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153186">
            <text:p>315318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107544">
            <text:p>31075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012254">
            <text:p>301225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990200">
            <text:p>299020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734900">
            <text:p>273490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440347">
            <text:p>244034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751286">
            <text:p>275128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55172">
            <text:p>275517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637231">
            <text:p>263723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270891">
            <text:p>227089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65820">
            <text:p>206582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92350">
            <text:p>179235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30360">
            <text:p>163036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607460">
            <text:p>160746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501430">
            <text:p>150143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604358">
            <text:p>160435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564324">
            <text:p>156432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548609">
            <text:p>154860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574026">
            <text:p>157402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532143">
            <text:p>153214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464499">
            <text:p>146449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475438">
            <text:p>147543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98448">
            <text:p>139844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28172">
            <text:p>132817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75295">
            <text:p>1275295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09037">
            <text:p>120903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73298">
            <text:p>1173298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30351">
            <text:p>113035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13133">
            <text:p>111313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54966">
            <text:p>1054966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32598">
            <text:p>103259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06980">
            <text:p>100698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899214">
            <text:p>89921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63238">
            <text:p>96323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20000">
            <text:p>102000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63939">
            <text:p>963939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884982">
            <text:p>884982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853978">
            <text:p>853978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856548">
            <text:p>85654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789847">
            <text:p>789847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816482">
            <text:p>81648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844255">
            <text:p>84425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800090">
            <text:p>80009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80946">
            <text:p>780946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02146">
            <text:p>802146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73433">
            <text:p>773433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755640">
            <text:p>75564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709251">
            <text:p>709251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736675">
            <text:p>736675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723000">
            <text:p>72300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696800">
            <text:p>69680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98900">
            <text:p>69890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690300">
            <text:p>690300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93200">
            <text:p>693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6:5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6:52:12.56</meta:creation-date>
    <dc:date>2020-01-11T16:52:32.47</dc:date>
    <meta:editing-duration>PT20S</meta:editing-duration>
    <meta:editing-cycles>1</meta:editing-cycles>
    <meta:document-statistic meta:table-count="3" meta:cell-count="116" meta:object-count="0"/>
    <meta:generator>OpenOffice/4.1.7$Win32 OpenOffice.org_project/417m1$Build-9800</meta:generator>
  </office:meta>
</office:document-meta>
</file>